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417cm" fo:min-width="4.58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401cm" fo:min-width="2.294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02cm" fo:min-width="1.532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009cm" fo:min-width="0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02cm" fo:min-width="1.786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2.418cm" fo:min-width="4.27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.262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893cm" fo:min-width="1.78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0.799cm" fo:min-width="4.58cm"/>
    </style:style>
    <style:style style:name="gr10" style:family="graphic" style:parent-style-name="standard">
      <style:graphic-properties draw:stroke="none" svg:stroke-color="#000000" draw:fill="none" draw:fill-color="#ffffff" fo:min-height="1.274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.925cm" fo:min-width="3.9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svg:stroke-color="#000000" draw:textarea-horizontal-align="center" draw:textarea-vertical-align="middle" draw:auto-grow-height="false" fo:min-height="0.385cm" fo:min-width="0.389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0.512cm" fo:min-width="0.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1.1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1.2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1.097cm" fo:min-width="2.465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1.147cm" fo:min-width="3.564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.147cm" fo:min-width="3.691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274cm" fo:min-width="3.691cm"/>
    </style:style>
    <style:style style:name="gr28" style:family="graphic" style:parent-style-name="standard">
      <style:graphic-properties svg:stroke-color="#000000" draw:textarea-horizontal-align="justify" draw:textarea-vertical-align="middle" draw:auto-grow-height="false" fo:min-height="1.402cm" fo:min-width="1.469cm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1.483cm" fo:min-width="3.564cm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1.084cm" fo:min-width="0.961cm"/>
    </style:style>
    <style:style style:name="gr31" style:family="graphic" style:parent-style-name="standard">
      <style:graphic-properties svg:stroke-color="#000000" draw:textarea-horizontal-align="justify" draw:textarea-vertical-align="middle" draw:auto-grow-height="false" fo:min-height="1.148cm" fo:min-width="1.088cm"/>
    </style:style>
    <style:style style:name="gr32" style:family="graphic" style:parent-style-name="standard">
      <style:graphic-properties svg:stroke-color="#000000" draw:textarea-horizontal-align="justify" draw:textarea-vertical-align="middle" draw:auto-grow-height="false" fo:min-height="1.147cm" fo:min-width="2.548cm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.147cm" fo:min-width="2.421cm"/>
    </style:style>
    <style:style style:name="gr34" style:family="graphic" style:parent-style-name="standard">
      <style:graphic-properties svg:stroke-color="#000000" draw:auto-grow-height="false" fo:min-height="10.972cm" fo:min-width="5.596cm" fo:wrap-option="no-wrap"/>
    </style:style>
    <style:style style:name="gr35" style:family="graphic" style:parent-style-name="standard">
      <style:graphic-properties svg:stroke-color="#000000" draw:auto-grow-height="false" fo:min-height="10.784cm" fo:min-width="7.867cm" fo:wrap-option="no-wrap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1.02cm" fo:min-width="1.659cm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0.864cm" fo:min-width="1.659cm"/>
    </style:style>
    <style:style style:name="gr3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9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0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22pt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22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4pt" style:font-size-asian="18pt" style:font-size-complex="18pt"/>
    </style:style>
    <style:style style:name="P10" style:family="paragraph">
      <style:paragraph-properties fo:text-align="center"/>
      <style:text-properties fo:font-size="16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loext:graphic-properties draw:fill="none" draw:fill-color="#ffffff"/>
      <style:text-properties fo:font-size="10pt" style:font-size-asian="18pt" style:font-size-complex="18pt"/>
    </style:style>
    <style:style style:name="P13" style:family="paragraph">
      <loext:graphic-properties draw:fill="none" draw:fill-color="#ffffff"/>
      <style:text-properties fo:font-size="10.5pt" style:font-size-asian="18pt" style:font-size-complex="18pt"/>
    </style:style>
    <style:style style:name="P14" style:family="paragraph">
      <loext:graphic-properties draw:fill="none" draw:fill-color="#ffffff"/>
      <style:text-properties fo:font-size="13pt" style:font-size-asian="18pt" style:font-size-complex="18pt"/>
    </style:style>
    <style:style style:name="P15" style:family="paragraph">
      <loext:graphic-properties draw:fill="none" draw:fill-color="#ffffff"/>
      <style:text-properties fo:font-size="16pt" style:font-size-asian="18pt" style:font-size-complex="18pt"/>
    </style:style>
    <style:style style:name="P16" style:family="paragraph">
      <loext:graphic-properties draw:fill="none" draw:fill-color="#ffffff"/>
      <style:text-properties fo:font-size="15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0.5pt" style:font-size-asian="18pt" style:font-size-complex="18pt"/>
    </style:style>
    <style:style style:name="T7" style:family="text">
      <style:text-properties fo:font-size="13pt" style:font-size-asian="18pt" style:font-size-complex="18pt"/>
    </style:style>
    <style:style style:name="T8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667cm" svg:x="3.413cm" svg:y="2.778cm">
          <text:p text:style-name="P1"><text:span text:style-name="T1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794cm" svg:height="1.651cm" svg:x="4.556cm" svg:y="6.207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032cm" svg:height="1.27cm" svg:x="3.049cm" svg:y="10.69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6cm" svg:height="0.517cm" draw:transform="rotate (-1.55945168665693) translate (3.566cm 10.9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1" xml:id="id4" draw:id="id4" draw:layer="layout" svg:width="2.032cm" svg:height="1.27cm" svg:x="8.62cm" svg:y="10.652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6cm" svg:height="0.517cm" draw:transform="rotate (-1.55945168665693) translate (9.137cm 10.906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1" draw:layer="layout" svg:width="2.286cm" svg:height="1.27cm" svg:x="5.953cm" svg:y="16.494cm">
          <text:p text:style-name="P1">Z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6cm" svg:height="0.517cm" draw:transform="rotate (-1.55945168665693) translate (6.47cm 16.748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6" draw:text-style-name="P3" xml:id="id7" draw:id="id7" draw:layer="layout" svg:width="8.001cm" svg:height="2.667cm" svg:x="3.032cm" svg:y="12.811cm">
          <text:p text:style-name="P1"><text:span text:style-name="T2">ALU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4" draw:layer="layout" svg:width="1.524cm" svg:height="0.762cm" svg:x="6.334cm" svg:y="12.811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xml:id="id3" draw:id="id3" draw:layer="layout" svg:width="2.794cm" svg:height="1.651cm" svg:x="9.636cm" svg:y="3.286cm">
          <text:p text:style-name="P1">IR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08cm" svg:height="2.667cm" svg:x="20.177cm" svg:y="15.605cm">
          <text:p text:style-name="P1"><text:span text:style-name="T1">REG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286cm" svg:height="1.143cm" svg:x="16.875cm" svg:y="4.175cm">
          <text:p text:style-name="P1">MA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286cm" svg:height="1.143cm" svg:x="16.875cm" svg:y="5.975cm">
          <text:p text:style-name="P1">MD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11.049cm" svg:x="20.304cm" svg:y="2.397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461cm" svg:height="1.524cm" svg:x="20.431cm" svg:y="2.651cm">
          <draw:text-box>
            <text:p><text:span text:style-name="T2">MEM</text:span></text:p>
          </draw:text-box>
        </draw:frame>
        <draw:custom-shape draw:style-name="gr11" draw:text-style-name="P1" draw:layer="layout" svg:width="4.445cm" svg:height="3.175cm" svg:x="20.685cm" svg:y="4.0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45cm" svg:height="3.175cm" svg:x="20.685cm" svg:y="9.25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128cm" svg:height="0.962cm" svg:x="22.844cm" svg:y="4.229cm">
          <draw:text-box>
            <text:p>TEXT</text:p>
          </draw:text-box>
        </draw:frame>
        <draw:frame draw:style-name="gr12" draw:text-style-name="P7" draw:layer="layout" svg:width="2.094cm" svg:height="0.962cm" svg:x="22.844cm" svg:y="9.382cm">
          <draw:text-box>
            <text:p>DATA</text:p>
          </draw:text-box>
        </draw:frame>
        <draw:line draw:style-name="gr13" draw:text-style-name="P8" xml:id="id5" draw:id="id5" draw:layer="layout" svg:x1="14.716cm" svg:y1="4.048cm" svg:x2="14.716cm" svg:y2="17.129cm">
          <text:p/>
        </draw:line>
        <draw:connector draw:style-name="gr14" draw:text-style-name="P1" draw:layer="layout" svg:x1="5.953cm" svg:y1="5.445cm" svg:x2="5.953cm" svg:y2="6.207cm" draw:start-shape="id1" draw:start-glue-point="2" draw:end-shape="id2" draw:end-glue-point="0" svg:d="M5953 5445v762" svg:viewBox="0 0 1 763">
          <text:p/>
        </draw:connector>
        <draw:connector draw:style-name="gr14" draw:text-style-name="P1" draw:layer="layout" svg:x1="8.493cm" svg:y1="4.111cm" svg:x2="9.636cm" svg:y2="4.111cm" draw:start-shape="id1" draw:start-glue-point="1" draw:end-shape="id3" draw:end-glue-point="3" svg:d="M8493 4111h1143" svg:viewBox="0 0 1144 1">
          <text:p/>
        </draw:connector>
        <draw:line draw:style-name="gr13" draw:text-style-name="P8" draw:layer="layout" svg:x1="14.716cm" svg:y1="4.81cm" svg:x2="16.875cm" svg:y2="4.81cm">
          <text:p/>
        </draw:line>
        <draw:line draw:style-name="gr13" draw:text-style-name="P8" draw:layer="layout" svg:x1="19.161cm" svg:y1="4.81cm" svg:x2="20.304cm" svg:y2="4.81cm">
          <text:p/>
        </draw:line>
        <draw:line draw:style-name="gr13" draw:text-style-name="P8" draw:layer="layout" svg:x1="16.875cm" svg:y1="6.588cm" svg:x2="14.716cm" svg:y2="6.588cm">
          <text:p/>
        </draw:line>
        <draw:line draw:style-name="gr13" draw:text-style-name="P8" draw:layer="layout" svg:x1="19.161cm" svg:y1="6.588cm" svg:x2="20.304cm" svg:y2="6.588cm">
          <text:p/>
        </draw:line>
        <draw:line draw:style-name="gr13" draw:text-style-name="P8" draw:layer="layout" svg:x1="8.239cm" svg:y1="17.129cm" svg:x2="20.177cm" svg:y2="17.129cm">
          <text:p/>
        </draw:line>
        <draw:line draw:style-name="gr13" draw:text-style-name="P8" draw:layer="layout" svg:x1="12.43cm" svg:y1="4.048cm" svg:x2="14.716cm" svg:y2="4.048cm">
          <text:p/>
        </draw:line>
        <draw:line draw:style-name="gr13" draw:text-style-name="P8" draw:layer="layout" svg:x1="7.096cm" svg:y1="16.494cm" svg:x2="7.096cm" svg:y2="15.478cm">
          <text:p/>
        </draw:line>
        <draw:line draw:style-name="gr13" draw:text-style-name="P8" draw:layer="layout" svg:x1="4.048cm" svg:y1="12.811cm" svg:x2="4.048cm" svg:y2="11.922cm">
          <text:p/>
        </draw:line>
        <draw:connector draw:style-name="gr14" draw:text-style-name="P1" draw:layer="layout" draw:line-skew="6.216cm" svg:x1="9.636cm" svg:y1="10.652cm" svg:x2="14.716cm" svg:y2="10.588cm" draw:start-shape="id4" draw:start-glue-point="0" draw:end-shape="id5" draw:end-glue-point="1" svg:d="M9636 10652v-889h5080v825" svg:viewBox="0 0 5081 890">
          <text:p/>
        </draw:connector>
        <draw:connector draw:style-name="gr14" draw:text-style-name="P1" draw:layer="layout" draw:line-skew="5.454cm" svg:x1="4.065cm" svg:y1="10.696cm" svg:x2="14.716cm" svg:y2="10.588cm" draw:start-shape="id6" draw:start-glue-point="0" draw:end-shape="id5" draw:end-glue-point="1" svg:d="M4065 10696v-1695h10651v1587" svg:viewBox="0 0 10652 1696">
          <text:p/>
        </draw:connector>
        <draw:line draw:style-name="gr13" draw:text-style-name="P8" draw:layer="layout" svg:x1="7.35cm" svg:y1="7.35cm" svg:x2="14.716cm" svg:y2="7.35cm">
          <text:p/>
        </draw:line>
        <draw:connector draw:style-name="gr14" draw:text-style-name="P1" draw:layer="layout" draw:line-skew="-0.006cm" svg:x1="3.832cm" svg:y1="14.145cm" svg:x2="3.413cm" svg:y2="4.111cm" draw:start-shape="id7" draw:start-glue-point="5" draw:end-shape="id1" draw:end-glue-point="3" svg:d="M3832 14145h-1308v-10034h889" svg:viewBox="0 0 1309 10035">
          <text:p/>
        </draw:connector>
        <draw:custom-shape draw:style-name="gr15" draw:text-style-name="P9" draw:layer="layout" svg:width="0.889cm" svg:height="0.635cm" svg:x="3.667cm" svg:y="4.683cm">
          <text:p text:style-name="P1"><text:span text:style-name="T3">SP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889cm" svg:height="0.635cm" svg:x="4.81cm" svg:y="4.683cm">
          <text:p text:style-name="P1"><text:span text:style-name="T3">SF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889cm" svg:height="0.635cm" svg:x="5.953cm" svg:y="4.683cm">
          <text:p text:style-name="P1"><text:span text:style-name="T3">RA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889cm" svg:height="0.635cm" svg:x="7.096cm" svg:y="4.683cm">
          <text:p text:style-name="P1"><text:span text:style-name="T3">R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86cm" svg:height="0.517cm" draw:transform="rotate (-1.55945168665693) translate (5.073cm 6.58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6" draw:text-style-name="P10" xml:id="id8" draw:id="id8" draw:layer="layout" svg:width="1.27cm" svg:height="0.762cm" svg:x="3.54cm" svg:y="2.905cm">
          <text:p text:style-name="P1"><text:span text:style-name="T4">CLK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9.636cm" svg:y1="12.811cm" svg:x2="9.636cm" svg:y2="11.922cm">
          <text:p/>
        </draw:line>
        <draw:connector draw:style-name="gr14" draw:text-style-name="P1" draw:layer="layout" draw:line-skew="-0.772cm" svg:x1="3.54cm" svg:y1="3.286cm" svg:x2="1.521cm" svg:y2="3.881cm" draw:start-shape="id8" draw:start-glue-point="3" svg:d="M3540 3286h-2032v595h13" svg:viewBox="0 0 2033 596">
          <text:p/>
        </draw:connector>
        <draw:frame draw:style-name="gr17" draw:text-style-name="P11" draw:layer="layout" svg:width="1.802cm" svg:height="0.806cm" svg:x="4.037cm" svg:y="1.127cm">
          <draw:text-box>
            <text:p><text:span text:style-name="T3">Reset</text:span></text:p>
          </draw:text-box>
        </draw:frame>
        <draw:line draw:style-name="gr13" draw:text-style-name="P8" draw:layer="layout" svg:x1="4.937cm" svg:y1="1.762cm" svg:x2="4.937cm" svg:y2="2.778cm">
          <text:p/>
        </draw:line>
        <draw:line draw:style-name="gr13" draw:text-style-name="P8" draw:layer="layout" svg:x1="5.064cm" svg:y1="7.858cm" svg:x2="5.064cm" svg:y2="8.239cm">
          <text:p/>
        </draw:line>
        <draw:line draw:style-name="gr13" draw:text-style-name="P8" draw:layer="layout" svg:x1="5.572cm" svg:y1="7.858cm" svg:x2="5.572cm" svg:y2="8.239cm">
          <text:p/>
        </draw:line>
        <draw:frame draw:style-name="gr18" draw:text-style-name="P12" draw:layer="layout" svg:width="0.756cm" svg:height="0.649cm" svg:x="4.689cm" svg:y="8.098cm">
          <draw:text-box>
            <text:p><text:span text:style-name="T5">R</text:span></text:p>
          </draw:text-box>
        </draw:frame>
        <draw:frame draw:style-name="gr18" draw:text-style-name="P12" draw:layer="layout" svg:width="0.756cm" svg:height="0.649cm" svg:x="5.191cm" svg:y="8.098cm">
          <draw:text-box>
            <text:p><text:span text:style-name="T5">W</text:span></text:p>
          </draw:text-box>
        </draw:frame>
        <draw:line draw:style-name="gr13" draw:text-style-name="P8" draw:layer="layout" svg:x1="10.906cm" svg:y1="4.937cm" svg:x2="10.906cm" svg:y2="5.318cm">
          <text:p/>
        </draw:line>
        <draw:frame draw:style-name="gr18" draw:text-style-name="P12" draw:layer="layout" svg:width="0.756cm" svg:height="0.649cm" svg:x="10.531cm" svg:y="5.191cm">
          <draw:text-box>
            <text:p><text:span text:style-name="T5">R</text:span></text:p>
          </draw:text-box>
        </draw:frame>
        <draw:frame draw:style-name="gr19" draw:text-style-name="P13" draw:layer="layout" svg:width="1.645cm" svg:height="0.666cm" svg:x="5.451cm" svg:y="11.002cm">
          <draw:text-box>
            <text:p><text:span text:style-name="T6">LatchX</text:span></text:p>
          </draw:text-box>
        </draw:frame>
        <draw:frame draw:style-name="gr19" draw:text-style-name="P13" draw:layer="layout" svg:width="1.645cm" svg:height="0.666cm" svg:x="11.033cm" svg:y="11.002cm">
          <draw:text-box>
            <text:p><text:span text:style-name="T6">LatchY</text:span></text:p>
          </draw:text-box>
        </draw:frame>
        <draw:line draw:style-name="gr13" draw:text-style-name="P8" draw:layer="layout" svg:x1="10.652cm" svg:y1="11.287cm" svg:x2="11.287cm" svg:y2="11.287cm">
          <text:p/>
        </draw:line>
        <draw:line draw:style-name="gr13" draw:text-style-name="P8" draw:layer="layout" svg:x1="5.064cm" svg:y1="11.414cm" svg:x2="5.699cm" svg:y2="11.414cm">
          <text:p/>
        </draw:line>
        <draw:frame draw:style-name="gr20" draw:text-style-name="P13" draw:layer="layout" svg:width="0.849cm" svg:height="0.666cm" svg:x="8.62cm" svg:y="16.367cm">
          <draw:text-box>
            <text:p><text:span text:style-name="T6">W</text:span></text:p>
          </draw:text-box>
        </draw:frame>
        <draw:line draw:style-name="gr13" draw:text-style-name="P8" draw:layer="layout" svg:x1="8.239cm" svg:y1="16.621cm" svg:x2="8.874cm" svg:y2="16.621cm">
          <text:p/>
        </draw:line>
        <draw:frame draw:style-name="gr18" draw:text-style-name="P12" draw:layer="layout" svg:width="0.756cm" svg:height="0.649cm" svg:x="16.881cm" svg:y="3.145cm">
          <draw:text-box>
            <text:p><text:span text:style-name="T5">R</text:span></text:p>
          </draw:text-box>
        </draw:frame>
        <draw:frame draw:style-name="gr21" draw:text-style-name="P12" draw:layer="layout" svg:width="1.518cm" svg:height="1.047cm" svg:x="18.024cm" svg:y="7.446cm">
          <draw:text-box>
            <text:p><text:span text:style-name="T5">ReadMEM</text:span></text:p>
          </draw:text-box>
        </draw:frame>
        <draw:frame draw:style-name="gr18" draw:text-style-name="P12" draw:layer="layout" svg:width="0.756cm" svg:height="0.649cm" svg:x="17.008cm" svg:y="7.477cm">
          <draw:text-box>
            <text:p><text:span text:style-name="T5">W</text:span></text:p>
          </draw:text-box>
        </draw:frame>
        <draw:line draw:style-name="gr13" draw:text-style-name="P8" draw:layer="layout" svg:x1="17.383cm" svg:y1="7.604cm" svg:x2="17.383cm" svg:y2="7.096cm">
          <text:p/>
        </draw:line>
        <draw:line draw:style-name="gr13" draw:text-style-name="P8" draw:layer="layout" svg:x1="18.653cm" svg:y1="7.096cm" svg:x2="18.653cm" svg:y2="7.604cm">
          <text:p/>
        </draw:line>
        <draw:line draw:style-name="gr13" draw:text-style-name="P8" draw:layer="layout" svg:x1="17.256cm" svg:y1="4.175cm" svg:x2="17.256cm" svg:y2="3.667cm">
          <text:p/>
        </draw:line>
        <draw:frame draw:style-name="gr18" draw:text-style-name="P12" draw:layer="layout" svg:width="0.756cm" svg:height="0.649cm" svg:x="20.564cm" svg:y="1.254cm">
          <draw:text-box>
            <text:p><text:span text:style-name="T5">R</text:span></text:p>
          </draw:text-box>
        </draw:frame>
        <draw:frame draw:style-name="gr18" draw:text-style-name="P12" draw:layer="layout" svg:width="0.756cm" svg:height="0.649cm" svg:x="21.574cm" svg:y="1.254cm">
          <draw:text-box>
            <text:p><text:span text:style-name="T5">W</text:span></text:p>
          </draw:text-box>
        </draw:frame>
        <draw:line draw:style-name="gr13" draw:text-style-name="P8" draw:layer="layout" svg:x1="20.939cm" svg:y1="2.397cm" svg:x2="20.939cm" svg:y2="1.762cm">
          <text:p/>
        </draw:line>
        <draw:line draw:style-name="gr13" draw:text-style-name="P8" draw:layer="layout" svg:x1="21.955cm" svg:y1="2.397cm" svg:x2="21.955cm" svg:y2="1.762cm">
          <text:p/>
        </draw:line>
        <draw:frame draw:style-name="gr22" draw:text-style-name="P13" draw:layer="layout" svg:width="1.768cm" svg:height="0.666cm" svg:x="20.05cm" svg:y="14.462cm">
          <draw:text-box>
            <text:p><text:span text:style-name="T6">Choose</text:span></text:p>
          </draw:text-box>
        </draw:frame>
        <draw:frame draw:style-name="gr23" draw:text-style-name="P13" draw:layer="layout" svg:width="1.397cm" svg:height="1.27cm" svg:x="21.955cm" svg:y="14.081cm">
          <draw:text-box>
            <text:p><text:span text:style-name="T6">ReadReg</text:span></text:p>
          </draw:text-box>
        </draw:frame>
        <draw:frame draw:style-name="gr18" draw:text-style-name="P12" draw:layer="layout" svg:width="0.756cm" svg:height="0.649cm" svg:x="23.86cm" svg:y="14.462cm">
          <draw:text-box>
            <text:p><text:span text:style-name="T5">W</text:span></text:p>
          </draw:text-box>
        </draw:frame>
        <draw:line draw:style-name="gr13" draw:text-style-name="P8" draw:layer="layout" svg:x1="20.939cm" svg:y1="15.605cm" svg:x2="20.939cm" svg:y2="14.97cm">
          <text:p/>
        </draw:line>
        <draw:line draw:style-name="gr13" draw:text-style-name="P8" draw:layer="layout" svg:x1="22.59cm" svg:y1="15.605cm" svg:x2="22.59cm" svg:y2="15.097cm">
          <text:p/>
        </draw:line>
        <draw:line draw:style-name="gr13" draw:text-style-name="P8" draw:layer="layout" svg:x1="24.241cm" svg:y1="15.605cm" svg:x2="24.241cm" svg:y2="14.97cm">
          <text:p/>
        </draw:line>
        <draw:custom-shape draw:style-name="gr4" draw:text-style-name="P1" draw:layer="layout" svg:width="0.886cm" svg:height="0.517cm" draw:transform="rotate (-1.55945168665693) translate (10.134cm 3.66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  <draw:page draw:name="page2" draw:style-name="dp1" draw:master-page-name="Default">
        <draw:custom-shape draw:style-name="gr24" draw:text-style-name="P1" xml:id="id10" draw:id="id10" draw:layer="layout" svg:width="4.191cm" svg:height="1.905cm" svg:x="1.762cm" svg:y="1.50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9" draw:id="id9" draw:layer="layout" svg:width="4.064cm" svg:height="1.397cm" svg:x="7.096cm" svg:y="1.762cm">
          <text:p text:style-name="P1">LOAD: 0-&gt;PC</text:p>
          <draw:enhanced-geometry svg:viewBox="0 0 21600 21600" draw:type="rectangle" draw:enhanced-path="M 0 0 L 21600 0 21600 21600 0 21600 0 0 Z N"/>
        </draw:custom-shape>
        <draw:custom-shape draw:style-name="gr26" draw:text-style-name="P1" xml:id="id26" draw:id="id26" draw:layer="layout" svg:width="4.191cm" svg:height="1.397cm" svg:x="20.685cm" svg:y="1.762cm">
          <text:p text:style-name="P1">$MAR-&gt;MDR</text:p>
          <draw:enhanced-geometry svg:viewBox="0 0 21600 21600" draw:type="rectangle" draw:enhanced-path="M 0 0 L 21600 0 21600 21600 0 21600 0 0 Z N"/>
        </draw:custom-shape>
        <draw:custom-shape draw:style-name="gr27" draw:text-style-name="P1" xml:id="id25" draw:id="id25" draw:layer="layout" svg:width="4.191cm" svg:height="1.524cm" svg:x="20.685cm" svg:y="3.855cm">
          <text:p text:style-name="P1">MDR-&gt;IR</text:p>
          <draw:enhanced-geometry svg:viewBox="0 0 21600 21600" draw:type="rectangle" draw:enhanced-path="M 0 0 L 21600 0 21600 21600 0 21600 0 0 Z N"/>
        </draw:custom-shape>
        <draw:custom-shape draw:style-name="gr28" draw:text-style-name="P1" xml:id="id11" draw:id="id11" draw:layer="layout" svg:width="3.937cm" svg:height="3.302cm" svg:x="13.192cm" svg:y="5.191cm">
          <text:p text:style-name="P1">Arithmetic</text:p>
          <text:p text:style-name="P1">O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18" draw:id="id18" draw:layer="layout" svg:width="4.064cm" svg:height="1.733cm" svg:x="3.413cm" svg:y="8.608cm">
          <text:p text:style-name="P1">$rd-&gt;x</text:p>
          <draw:enhanced-geometry svg:viewBox="0 0 21600 21600" draw:type="rectangle" draw:enhanced-path="M 0 0 L 21600 0 21600 21600 0 21600 0 0 Z N"/>
        </draw:custom-shape>
        <draw:custom-shape draw:style-name="gr29" draw:text-style-name="P1" xml:id="id19" draw:id="id19" draw:layer="layout" svg:width="4.064cm" svg:height="1.733cm" svg:x="3.413cm" svg:y="10.96cm">
          <text:p text:style-name="P1">$rs-&gt;y</text:p>
          <draw:enhanced-geometry svg:viewBox="0 0 21600 21600" draw:type="rectangle" draw:enhanced-path="M 0 0 L 21600 0 21600 21600 0 21600 0 0 Z N"/>
        </draw:custom-shape>
        <draw:custom-shape draw:style-name="gr29" draw:text-style-name="P1" xml:id="id20" draw:id="id20" draw:layer="layout" svg:width="4.064cm" svg:height="1.733cm" svg:x="3.413cm" svg:y="13.189cm">
          <text:p text:style-name="P1">Do op</text:p>
          <draw:enhanced-geometry svg:viewBox="0 0 21600 21600" draw:type="rectangle" draw:enhanced-path="M 0 0 L 21600 0 21600 21600 0 21600 0 0 Z N"/>
        </draw:custom-shape>
        <draw:custom-shape draw:style-name="gr29" draw:text-style-name="P1" xml:id="id21" draw:id="id21" draw:layer="layout" svg:width="4.064cm" svg:height="1.733cm" svg:x="3.413cm" svg:y="15.541cm">
          <text:p text:style-name="P1">$z=rd</text:p>
          <draw:enhanced-geometry svg:viewBox="0 0 21600 21600" draw:type="rectangle" draw:enhanced-path="M 0 0 L 21600 0 21600 21600 0 21600 0 0 Z N"/>
        </draw:custom-shape>
        <draw:custom-shape draw:style-name="gr30" draw:text-style-name="P1" xml:id="id14" draw:id="id14" draw:layer="layout" svg:width="2.921cm" svg:height="2.667cm" svg:x="20.939cm" svg:y="11.795cm">
          <text:p text:style-name="P1">$C==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" xml:id="id12" draw:id="id12" draw:layer="layout" svg:width="3.175cm" svg:height="2.794cm" svg:x="19.161cm" svg:y="8.493cm">
          <text:p text:style-name="P1">C=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" xml:id="id15" draw:id="id15" draw:layer="layout" svg:width="3.048cm" svg:height="1.397cm" svg:x="17.891cm" svg:y="14.97cm">
          <text:p text:style-name="P1">d==0</text:p>
          <text:p text:style-name="P1">PC+1</text:p>
          <draw:enhanced-geometry svg:viewBox="0 0 21600 21600" draw:type="rectangle" draw:enhanced-path="M 0 0 L 21600 0 21600 21600 0 21600 0 0 Z N"/>
        </draw:custom-shape>
        <draw:custom-shape draw:style-name="gr33" draw:text-style-name="P1" xml:id="id16" draw:id="id16" draw:layer="layout" svg:width="2.921cm" svg:height="1.397cm" svg:x="22.717cm" svg:y="14.97cm">
          <text:p text:style-name="P1">PC==d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7.096cm" svg:y1="2.46cm" svg:x2="5.953cm" svg:y2="2.461cm" draw:start-shape="id9" draw:start-glue-point="3" draw:end-shape="id10" draw:end-glue-point="10" svg:d="M7096 2460h-571v1h-572" svg:viewBox="0 0 1144 2">
          <text:p/>
        </draw:connector>
        <draw:custom-shape draw:style-name="gr26" draw:text-style-name="P1" xml:id="id24" draw:id="id24" draw:layer="layout" svg:width="4.191cm" svg:height="1.397cm" svg:x="15.859cm" svg:y="1.762cm">
          <text:p text:style-name="P1">PC-&gt;MAR</text:p>
          <draw:enhanced-geometry svg:viewBox="0 0 21600 21600" draw:type="rectangle" draw:enhanced-path="M 0 0 L 21600 0 21600 21600 0 21600 0 0 Z N"/>
        </draw:custom-shape>
        <draw:custom-shape draw:style-name="gr34" draw:layer="layout" svg:width="7.874cm" svg:height="12.999cm" svg:x="1.635cm" svg:y="7.17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438.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5" draw:layer="layout" svg:width="9.525cm" svg:height="12.192cm" svg:x="16.875cm" svg:y="7.6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224.4383791727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1" xml:id="id27" draw:id="id27" draw:layer="layout" svg:width="2.159cm" svg:height="1.27cm" svg:x="11.16cm" svg:y="16.494cm"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37" draw:text-style-name="P1" xml:id="id22" draw:id="id22" draw:layer="layout" svg:width="2.159cm" svg:height="1.114cm" svg:x="4.302cm" svg:y="17.949cm"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36" draw:text-style-name="P1" xml:id="id13" draw:id="id13" draw:layer="layout" svg:width="2.159cm" svg:height="1.27cm" svg:x="17.637cm" svg:y="11.287cm"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36" draw:text-style-name="P1" xml:id="id17" draw:id="id17" draw:layer="layout" svg:width="2.159cm" svg:height="1.27cm" svg:x="20.812cm" svg:y="17.51cm">
          <text:p text:style-name="P1">END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7.129cm" svg:y1="6.842cm" svg:x2="20.749cm" svg:y2="8.493cm" draw:start-shape="id11" draw:start-glue-point="7" draw:end-shape="id12" draw:end-glue-point="4" svg:d="M17129 6842h3620v1651" svg:viewBox="0 0 3621 1652">
          <text:p/>
        </draw:connector>
        <draw:connector draw:style-name="gr38" draw:text-style-name="P8" draw:layer="layout" svg:x1="19.161cm" svg:y1="9.89cm" svg:x2="18.716cm" svg:y2="11.287cm" draw:start-shape="id12" draw:start-glue-point="5" draw:end-shape="id13" draw:end-glue-point="0" svg:d="M19161 9890h-445v1397" svg:viewBox="0 0 446 1398">
          <text:p/>
        </draw:connector>
        <draw:connector draw:style-name="gr38" draw:text-style-name="P8" draw:layer="layout" svg:x1="22.336cm" svg:y1="9.89cm" svg:x2="22.4cm" svg:y2="11.795cm" draw:start-shape="id12" draw:start-glue-point="7" draw:end-shape="id14" draw:end-glue-point="4" svg:d="M22336 9890h64v1905" svg:viewBox="0 0 65 1906">
          <text:p/>
        </draw:connector>
        <draw:connector draw:style-name="gr38" draw:text-style-name="P8" draw:layer="layout" svg:x1="20.939cm" svg:y1="13.129cm" svg:x2="19.415cm" svg:y2="14.97cm" draw:start-shape="id14" draw:start-glue-point="5" draw:end-shape="id15" draw:end-glue-point="0" svg:d="M20939 13129h-1524v1841" svg:viewBox="0 0 1525 1842">
          <text:p/>
        </draw:connector>
        <draw:connector draw:style-name="gr38" draw:text-style-name="P8" draw:layer="layout" svg:x1="23.86cm" svg:y1="13.129cm" svg:x2="24.177cm" svg:y2="14.97cm" draw:start-shape="id14" draw:start-glue-point="7" draw:end-shape="id16" draw:end-glue-point="0" svg:d="M23860 13129h317v1841" svg:viewBox="0 0 318 1842">
          <text:p/>
        </draw:connector>
        <draw:connector draw:style-name="gr38" draw:text-style-name="P8" draw:layer="layout" svg:x1="19.415cm" svg:y1="16.367cm" svg:x2="20.812cm" svg:y2="18.145cm" draw:start-shape="id15" draw:start-glue-point="2" draw:end-shape="id17" draw:end-glue-point="3" svg:d="M19415 16367v1778h1397" svg:viewBox="0 0 1398 1779">
          <text:p/>
        </draw:connector>
        <draw:connector draw:style-name="gr38" draw:text-style-name="P8" draw:layer="layout" svg:x1="24.177cm" svg:y1="16.367cm" svg:x2="22.971cm" svg:y2="18.145cm" draw:start-shape="id16" draw:start-glue-point="2" draw:end-shape="id17" draw:end-glue-point="1" svg:d="M24177 16367v1778h-1206" svg:viewBox="0 0 1207 1779">
          <text:p/>
        </draw:connector>
        <draw:connector draw:style-name="gr38" draw:text-style-name="P8" draw:layer="layout" svg:x1="5.445cm" svg:y1="10.341cm" svg:x2="5.445cm" svg:y2="10.96cm" draw:start-shape="id18" draw:start-glue-point="2" draw:end-shape="id19" draw:end-glue-point="0" svg:d="M5445 10341v619" svg:viewBox="0 0 1 620">
          <text:p/>
        </draw:connector>
        <draw:connector draw:style-name="gr38" draw:text-style-name="P8" draw:layer="layout" svg:x1="5.445cm" svg:y1="12.693cm" svg:x2="5.445cm" svg:y2="13.189cm" draw:start-shape="id19" draw:start-glue-point="2" draw:end-shape="id20" draw:end-glue-point="0" svg:d="M5445 12693v496" svg:viewBox="0 0 1 497">
          <text:p/>
        </draw:connector>
        <draw:connector draw:style-name="gr38" draw:text-style-name="P8" draw:layer="layout" svg:x1="5.445cm" svg:y1="14.922cm" svg:x2="5.445cm" svg:y2="15.541cm" draw:start-shape="id20" draw:start-glue-point="2" draw:end-shape="id21" draw:end-glue-point="0" svg:d="M5445 14922v619" svg:viewBox="0 0 1 620">
          <text:p/>
        </draw:connector>
        <draw:connector draw:style-name="gr38" draw:text-style-name="P8" xml:id="id23" draw:id="id23" draw:layer="layout" svg:x1="5.381cm" svg:y1="17.949cm" svg:x2="5.381cm" svg:y2="17.949cm" draw:start-shape="id22" draw:start-glue-point="0" draw:end-shape="id22" draw:end-glue-point="0" svg:d="M5381 17949z" svg:viewBox="0 0 1 1">
          <text:p/>
        </draw:connector>
        <draw:connector draw:style-name="gr38" draw:text-style-name="P8" draw:layer="layout" svg:x1="5.445cm" svg:y1="17.274cm" svg:x2="5.381cm" svg:y2="17.949cm" draw:start-shape="id21" draw:start-glue-point="2" draw:end-shape="id23" draw:end-glue-point="0" svg:d="M5445 17274v675h-64" svg:viewBox="0 0 65 676">
          <text:p/>
        </draw:connector>
        <draw:connector draw:style-name="gr38" draw:text-style-name="P8" draw:layer="layout" svg:x1="11.16cm" svg:y1="2.46cm" svg:x2="15.859cm" svg:y2="2.46cm" draw:start-shape="id9" draw:start-glue-point="1" draw:end-shape="id24" draw:end-glue-point="3" svg:d="M11160 2460h4699" svg:viewBox="0 0 4700 1">
          <text:p/>
        </draw:connector>
        <draw:connector draw:style-name="gr38" draw:text-style-name="P8" draw:layer="layout" svg:x1="13.192cm" svg:y1="6.842cm" svg:x2="5.445cm" svg:y2="8.608cm" draw:start-shape="id11" draw:start-glue-point="5" draw:end-shape="id18" draw:end-glue-point="0" svg:d="M13192 6842h-7747v1766" svg:viewBox="0 0 7748 1767">
          <text:p/>
        </draw:connector>
        <draw:connector draw:style-name="gr38" draw:text-style-name="P8" draw:layer="layout" svg:x1="20.685cm" svg:y1="4.617cm" svg:x2="15.161cm" svg:y2="5.191cm" draw:start-shape="id25" draw:start-glue-point="3" draw:end-shape="id11" draw:end-glue-point="4" svg:d="M20685 4617h-5524v574" svg:viewBox="0 0 5525 575">
          <text:p/>
        </draw:connector>
        <draw:connector draw:style-name="gr38" draw:text-style-name="P8" draw:layer="layout" svg:x1="20.05cm" svg:y1="2.46cm" svg:x2="20.685cm" svg:y2="2.46cm" draw:start-shape="id24" draw:start-glue-point="1" draw:end-shape="id26" draw:end-glue-point="3" svg:d="M20050 2460h635" svg:viewBox="0 0 636 1">
          <text:p/>
        </draw:connector>
        <draw:connector draw:style-name="gr38" draw:text-style-name="P8" draw:layer="layout" svg:x1="22.78cm" svg:y1="3.159cm" svg:x2="22.78cm" svg:y2="3.855cm" draw:start-shape="id26" draw:start-glue-point="2" draw:end-shape="id25" draw:end-glue-point="0" svg:d="M22780 3159v696" svg:viewBox="0 0 1 697">
          <text:p/>
        </draw:connector>
        <draw:frame draw:style-name="gr39" draw:text-style-name="P11" draw:layer="layout" svg:width="4.418cm" svg:height="1.409cm" svg:x="1.635cm" svg:y="7.255cm">
          <draw:text-box>
            <text:p><text:span text:style-name="T3">Arithmetic OPs</text:span></text:p>
          </draw:text-box>
        </draw:frame>
        <draw:connector draw:style-name="gr38" draw:text-style-name="P8" draw:layer="layout" svg:x1="12.239cm" svg:y1="16.494cm" svg:x2="12.219cm" svg:y2="2.454cm" draw:start-shape="id27" draw:start-glue-point="0" svg:d="M12239 16494v-7270h-20v-6770" svg:viewBox="0 0 21 14041">
          <text:p/>
        </draw:connector>
        <draw:frame draw:style-name="gr40" draw:text-style-name="P14" draw:layer="layout" svg:width="2.305cm" svg:height="0.763cm" svg:x="16.856cm" svg:y="7.477cm">
          <draw:text-box>
            <text:p><text:span text:style-name="T7">Ctrl Flow</text:span></text:p>
          </draw:text-box>
        </draw:frame>
        <draw:frame draw:style-name="gr41" draw:text-style-name="P15" draw:layer="layout" svg:width="0.908cm" svg:height="0.886cm" svg:x="18.634cm" svg:y="6.08cm">
          <draw:text-box>
            <text:p><text:span text:style-name="T4">N</text:span></text:p>
          </draw:text-box>
        </draw:frame>
        <draw:frame draw:style-name="gr42" draw:text-style-name="P16" draw:layer="layout" svg:width="1.366cm" svg:height="0.848cm" svg:x="10.398cm" svg:y="6.08cm">
          <draw:text-box>
            <text:p><text:span text:style-name="T8">Y</text:span></text:p>
          </draw:text-box>
        </draw:frame>
        <draw:frame draw:style-name="gr12" draw:text-style-name="P7" draw:layer="layout" svg:width="0.82cm" svg:height="0.962cm" svg:x="18.341cm" svg:y="8.874cm">
          <draw:text-box>
            <text:p>Y</text:p>
          </draw:text-box>
        </draw:frame>
        <draw:frame draw:style-name="gr12" draw:text-style-name="P7" draw:layer="layout" svg:width="1.016cm" svg:height="0.962cm" svg:x="22.463cm" svg:y="8.874cm">
          <draw:text-box>
            <text:p>N</text:p>
          </draw:text-box>
        </draw:frame>
        <draw:frame draw:style-name="gr12" draw:text-style-name="P7" draw:layer="layout" svg:width="0.82cm" svg:height="0.962cm" svg:x="20.05cm" svg:y="12.176cm">
          <draw:text-box>
            <text:p>Y</text:p>
          </draw:text-box>
        </draw:frame>
        <draw:frame draw:style-name="gr12" draw:text-style-name="P7" draw:layer="layout" svg:width="1.016cm" svg:height="0.962cm" svg:x="23.987cm" svg:y="12.176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4:54:54.656761026</meta:creation-date>
    <dc:date>2016-02-26T07:23:56.258461531</dc:date>
    <meta:editing-duration>PT19M31S</meta:editing-duration>
    <meta:editing-cycles>4</meta:editing-cycles>
    <meta:generator>LibreOffice/5.0.5.2$Linux_X86_64 LibreOffice_project/00m0$Build-2</meta:generator>
    <meta:document-statistic meta:object-count="121"/>
  </office:meta>
</office:document-meta>
</file>